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 table:number-rows-repeated="4">
          <table:table-cell/>
          <table:table-cell table:style-name="Default" table:number-columns-repeated="1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228">
            <text:p>22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8">
            <text:p>228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8">
            <text:p>22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28">
            <text:p>22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79">
            <text:p>179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77">
            <text:p>77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141">
            <text:p>14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41">
            <text:p>141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8">
            <text:p>208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8">
            <text:p>14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 table:number-rows-repeated="4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h Ho</meta:initial-creator>
    <meta:creation-date>2014-12-14T21:01:32</meta:creation-date>
    <dc:date>2014-12-14T21:08:57</dc:date>
    <dc:creator>Anh Ho</dc:creator>
    <meta:editing-duration>P0D</meta:editing-duration>
    <meta:editing-cycles>1</meta:editing-cycles>
    <meta:document-statistic meta:table-count="1" meta:cell-count="159" meta:object-count="0"/>
    <meta:generator>LibreOffice/4.0.4.2$Linux_X86_64 LibreOffice_project/400m0$Build-2</meta:generator>
  </office:meta>
</office:document-meta>
</file>